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en" fo:country="GB"/>
    </style:style>
    <style:style style:name="P2" style:family="paragraph" style:parent-style-name="Heading_20_1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e Walkthrough</text:h>
      <text:list xml:id="list1590679217" text:style-name="L1">
        <text:list-item>
          <text:p text:style-name="P1">Say “give herbs” to man in start room 0,2</text:p>
        </text:list-item>
        <text:list-item>
          <text:p text:style-name="P1">go east, south, east to 2,3</text:p>
        </text:list-item>
        <text:list-item>
          <text:p text:style-name="P1">look, key appears</text:p>
        </text:list-item>
        <text:list-item>
          <text:p text:style-name="P1">take key</text:p>
        </text:list-item>
        <text:list-item>
          <text:p text:style-name="P1">go west, south, south, west, west to 0,4</text:p>
        </text:list-item>
        <text:list-item>
          <text:p text:style-name="P1">open door with key</text:p>
        </text:list-item>
        <text:list-item>
          <text:p text:style-name="P1">go north to 0,3</text:p>
        </text:list-item>
        <text:list-item>
          <text:p text:style-name="P1">look</text:p>
        </text:list-item>
        <text:list-item>
          <text:p text:style-name="P1">take axe and amulet</text:p>
        </text:list-item>
        <text:list-item>
          <text:p text:style-name="P1">go south, south, east, north, north, north to 0,2</text:p>
        </text:list-item>
        <text:list-item>
          <text:p text:style-name="P1">give key to woman, receive pipe</text:p>
        </text:list-item>
        <text:list-item>
          <text:p text:style-name="P1">go south, south, south, east, east, east, north to 4,4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17T20:03:38</meta:creation-date>
    <dc:date>2013-08-18T00:29:34</dc:date>
    <dc:creator>Jochen </dc:creator>
    <meta:editing-duration>PT3H40M4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3" meta:word-count="80" meta:character-count="365" meta:non-whitespace-character-count="310"/>
  </office:meta>
</office:document-meta>
</file>